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Times New Roman" svg:font-family="Times New Roman" style:font-pitch="variable" style:font-family-generic="roman"/>
    <style:font-face style:name="Arial Unicode MS" svg:font-family="Arial Unicode MS" style:font-family-generic="roman"/>
    <style:font-face style:name="Helvetica Neue" svg:font-family="Helvetica Neue"/>
  </office:font-face-decls>
  <office:automatic-styles>
    <style:style style:name="P1" style:family="paragraph" style:parent-style-name="Normal" style:master-page-name="Standard"/>
    <style:style style:name="FR1" style:family="graphic" style:parent-style-name="Normal">
      <style:graphic-properties draw:stroke="none" svg:stroke-width="0.035cm" draw:fill="none" fo:border-top="none" fo:margin-top="0.423cm" fo:border-bottom="none" fo:margin-bottom="0.423cm" fo:border-left="none" fo:margin-left="0.423cm" fo:border-right="none" fo:margin-right="0.423cm" style:horizontal-pos="from-left" style:horizontal-rel="page" style:vertical-pos="from-top" style:vertical-rel="page" style:flow-with-text="false" style:wrap="run-through" style:run-through="foreground" draw:auto-grow-height="false" draw:auto-grow-width="false"/>
    </style:style>
  </office:automatic-styles>
  <office:body>
    <office:text>
      <text:p text:style-name="P1"><draw:frame svg:x="0cm" svg:y="0cm" svg:width="7.621cm" svg:height="7.621cm" draw:style-name="FR1" text:anchor-type="page" draw:z-index="0"><draw:image xlink:href="Pictures/imag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Arial Unicode MS" svg:font-family="Arial Unicode MS" style:font-family-generic="roman"/>
    <style:font-face style:name="Helvetica Neue" svg:font-family="Helvetica Neue"/>
  </office:font-face-decls>
  <office:styles>
    <style:default-style style:family="paragraph">
      <style:paragraph-properties fo:text-align="left" fo:break-before="auto" fo:text-indent="0cm" fo:line-height="100%" fo:padding="0cm" fo:border-top="none" fo:margin-top="0cm" fo:border-bottom="none" fo:border-left="none" fo:margin-left="0cm" fo:border-right="none" fo:margin-right="0cm" fo:orphans="2" fo:widows="2" text:number-lines="true" style:tab-stop-distance="1.27cm"/>
      <style:text-properties fo:letter-spacing="0cm" style:text-scale="100%" text:display="true" style:use-window-font-color="true" style:text-line-through-style="none" fo:font-style="normal" style:font-style-asian="normal" style:font-style-complex="normal" fo:color="#000000" style:font-name="Times New Roman" fo:font-size="10pt" style:font-name-asian="Arial Unicode MS" style:font-size-asian="10pt" style:font-name-complex="Times New Roman" style:font-size-complex="10pt" fo:language-asian="en" fo:language-complex="ar" fo:country-asian="US" fo:country-complex="SA" fo:font-weight="normal" style:font-weight-asian="normal" style:font-weight-complex="normal" style:text-underline-style="non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 fo:orphans="2" fo:widows="2" text:number-lines="true"/>
      <style:text-properties fo:letter-spacing="0cm" style:text-scale="100%" text:display="true" style:text-line-through-style="none" fo:font-style="normal" style:font-style-asian="normal" style:font-style-complex="normal" fo:color="#000000" fo:font-size="12pt" style:font-size-asian="12pt" style:font-size-complex="12pt" fo:language="en" fo:language-asian="en" fo:language-complex="ar" fo:country="US" fo:country-asian="US" fo:country-complex="SA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 fo:orphans="2" fo:widows="2" text:number-lines="true"/>
      <style:text-properties fo:letter-spacing="0cm" style:text-scale="100%" text:display="true"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style:style style:name="Internet_20_link" style:display-name="Internet link" style:family="text">
      <style:text-properties style:text-underline-style="solid" style:text-underline-color="font-color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landscape" fo:page-width="7.62cm" fo:page-height="7.62cm" style:writing-mode="lr-tb" fo:padding-top="0cm" fo:margin-top="0cm" fo:padding-bottom="0cm" fo:margin-bottom="0cm" fo:padding-left="0cm" fo:margin-left="2.54cm" fo:padding-right="0cm" fo:margin-right="2.54cm"/>
      <style:header-style>
        <style:header-footer-properties fo:min-height="2.54cm" style:dynamic-spacing="true"/>
      </style:header-style>
      <style:footer-style>
        <style:header-footer-properties fo:min-height="2.54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